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MPOSIO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Nombres y apellidos</text:p>
          </table:table-cell>
          <table:table-cell table:style-name="ce2" office:value-type="string" calcext:value-type="string">
            <text:p>Género</text:p>
          </table:table-cell>
          <table:table-cell table:style-name="ce2" office:value-type="string" calcext:value-type="string">
            <text:p>Región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Temática</text:p>
          </table:table-cell>
        </table:table-row>
        <table:table-row table:style-name="ro1">
          <table:table-cell office:value-type="string" calcext:value-type="string">
            <text:p>Davi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genuidad como argumento a favor del relativismo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Carlos M. Márquez</text:p>
          </table:table-cell>
          <table:table-cell office:value-type="string" calcext:value-type="string">
            <text:p>H 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alores semánticos mediacionales y referenciales como constituyentes proposicionales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er y ver-para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Ignacio Ávi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la naturaleza de la experiencia: contenidos mediacionales y atención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Max Kölb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orms of context dependence in standard semantics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Joseph Sche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elf-knowledge, self consciousness and agency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Adrian Cuss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xt, mediational content and demonstrative reference</text:p>
          </table:table-cell>
          <table:table-cell office:value-type="string" calcext:value-type="string">
            <text:p>Atención perceptiva, acción corporal y rasgos cognitivos</text:p>
          </table:table-cell>
        </table:table-row>
        <table:table-row table:style-name="ro1">
          <table:table-cell office:value-type="string" calcext:value-type="string">
            <text:p>Flor Emilce Ce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nidad del sujeto cognitivo y el autoconocimiento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William Dui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: entre primera y segunda persona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Eduardo Fermando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sinceridad, su importancia y la cuestión del autoengaño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ción y construcción lógica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Luis Eduard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rticulación lingüística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Jorge Ornelas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xternismo y autoconocimiento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Carlos G. Patarroyo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utoengaño</text:p>
          </table:table-cell>
          <table:table-cell office:value-type="string" calcext:value-type="string">
            <text:p>Autoconocimiento</text:p>
          </table:table-cell>
        </table:table-row>
        <table:table-row table:style-name="ro1">
          <table:table-cell office:value-type="string" calcext:value-type="string">
            <text:p>Andreas Boeck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uropa – América Latina: entre atracción y distanciamiento</text:p>
          </table:table-cell>
          <table:table-cell office:value-type="string" calcext:value-type="string">
            <text:p>Bicentenario de la independencia</text:p>
          </table:table-cell>
        </table:table-row>
        <table:table-row table:style-name="ro1">
          <table:table-cell office:value-type="string" calcext:value-type="string">
            <text:p>Oscar Julián h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A2:Hoja1.E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33:01.811208803</meta:creation-date>
    <dc:date>2019-01-13T00:56:42.287211340</dc:date>
    <meta:editing-duration>PT1H39M46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